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rojectPlan" style:family="table">
      <style:table-properties style:width="6.9271in" fo:margin-left="0in" table:align="left"/>
    </style:style>
    <style:style style:name="ProjectPlan.A" style:family="table-column">
      <style:table-column-properties style:column-width="5.0833in"/>
    </style:style>
    <style:style style:name="ProjectPlan.B" style:family="table-column">
      <style:table-column-properties style:column-width="1.8438in"/>
    </style:style>
    <style:style style:name="ProjectPlan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rojectPlan.B1" style:family="table-cell">
      <style:table-cell-properties fo:padding="0.0382in" fo:border="0.0007in solid #000000"/>
    </style:style>
    <style:style style:name="ProjectPlan.A2" style:family="table-cell">
      <style:table-cell-properties fo:padding="0.0382in" fo:border-left="0.0007in solid #000000" fo:border-right="none" fo:border-top="none" fo:border-bottom="0.0007in solid #000000"/>
    </style:style>
    <style:style style:name="ProjectPlan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center" style:justify-single-word="false" fo:break-before="pag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roject Plan</text:p>
      <text:p text:style-name="P4">Dan Buhrman</text:p>
      <text:p text:style-name="P4">Brian Chiasson</text:p>
      <text:p text:style-name="P4">Brandon Small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10">Project Overview<text:tab/>3</text:p>
          <text:p text:style-name="P10">Project Deliverables<text:tab/>3</text:p>
          <text:p text:style-name="P11">Roles<text:tab/>4</text:p>
          <text:p text:style-name="P9">Dan Buhrman<text:tab/>4</text:p>
          <text:p text:style-name="P9">Brian Chiasson<text:tab/>4</text:p>
        </text:index-body>
      </text:table-of-content>
      <text:p text:style-name="P1"/>
      <text:p text:style-name="P7"/>
      <text:h text:style-name="Heading_20_1" text:outline-level="1">Project Overview</text:h>
      <text:p text:style-name="Text_20_body">The project will design, develop, and implement a Recall Alert System (RAS) that allows consumers to easily check for recalls on various products. <text:s/>The system will provide the functionality for users to search for various products, as well as receive notifications regarding different products or product categories. <text:s/>The main user interface will consist of a website. <text:s/>The website will interact with a back-end server that will data mine for recalls based on the input of the user.</text:p>
      <text:p text:style-name="Text_20_body"/>
      <text:h text:style-name="Heading_20_1" text:outline-level="1">Project Deliverables</text:h>
      <text:p text:style-name="Text_20_body"/>
      <table:table table:name="ProjectPlan" table:style-name="ProjectPlan">
        <table:table-column table:style-name="ProjectPlan.A"/>
        <table:table-column table:style-name="ProjectPlan.B"/>
        <table:table-header-rows>
          <table:table-row>
            <table:table-cell table:style-name="ProjectPlan.A1" office:value-type="string">
              <text:p text:style-name="Table_20_Heading">Deliverable</text:p>
            </table:table-cell>
            <table:table-cell table:style-name="ProjectPlan.B1" office:value-type="string">
              <text:p text:style-name="Table_20_Heading">Date</text:p>
            </table:table-cell>
          </table:table-row>
        </table:table-header-rows>
        <table:table-row>
          <table:table-cell table:style-name="ProjectPlan.A2" office:value-type="string">
            <text:p text:style-name="P5">Project Plan</text:p>
          </table:table-cell>
          <table:table-cell table:style-name="ProjectPlan.B2" office:value-type="string">
            <text:p text:style-name="Table_20_Contents">6/19</text:p>
          </table:table-cell>
        </table:table-row>
        <table:table-row>
          <table:table-cell table:style-name="ProjectPlan.A2" office:value-type="string">
            <text:p text:style-name="P5">Meeting Notes</text:p>
          </table:table-cell>
          <table:table-cell table:style-name="ProjectPlan.B2" office:value-type="string">
            <text:p text:style-name="Table_20_Contents">6/20</text:p>
          </table:table-cell>
        </table:table-row>
        <table:table-row>
          <table:table-cell table:style-name="ProjectPlan.A2" office:value-type="string">
            <text:p text:style-name="P5">System &amp; Software Specification</text:p>
          </table:table-cell>
          <table:table-cell table:style-name="ProjectPlan.B2" office:value-type="string">
            <text:p text:style-name="Table_20_Contents">6/26</text:p>
          </table:table-cell>
        </table:table-row>
        <table:table-row>
          <table:table-cell table:style-name="ProjectPlan.A2" office:value-type="string">
            <text:p text:style-name="P5">Meeting Notes</text:p>
          </table:table-cell>
          <table:table-cell table:style-name="ProjectPlan.B2" office:value-type="string">
            <text:p text:style-name="Table_20_Contents">6/27</text:p>
          </table:table-cell>
        </table:table-row>
        <table:table-row>
          <table:table-cell table:style-name="ProjectPlan.A2" office:value-type="string">
            <text:p text:style-name="P5">Test Plan &amp; User Guide</text:p>
          </table:table-cell>
          <table:table-cell table:style-name="ProjectPlan.B2" office:value-type="string">
            <text:p text:style-name="Table_20_Contents">7/3</text:p>
          </table:table-cell>
        </table:table-row>
        <table:table-row>
          <table:table-cell table:style-name="ProjectPlan.A2" office:value-type="string">
            <text:p text:style-name="P5">Meeting Notes</text:p>
          </table:table-cell>
          <table:table-cell table:style-name="ProjectPlan.B2" office:value-type="string">
            <text:p text:style-name="Table_20_Contents">7/4</text:p>
          </table:table-cell>
        </table:table-row>
        <table:table-row>
          <table:table-cell table:style-name="ProjectPlan.A2" office:value-type="string">
            <text:p text:style-name="P5">Design</text:p>
          </table:table-cell>
          <table:table-cell table:style-name="ProjectPlan.B2" office:value-type="string">
            <text:p text:style-name="Table_20_Contents">7/10</text:p>
          </table:table-cell>
        </table:table-row>
        <table:table-row>
          <table:table-cell table:style-name="ProjectPlan.A2" office:value-type="string">
            <text:p text:style-name="P5">Meeting Notes</text:p>
          </table:table-cell>
          <table:table-cell table:style-name="ProjectPlan.B2" office:value-type="string">
            <text:p text:style-name="Table_20_Contents">7/11</text:p>
          </table:table-cell>
        </table:table-row>
        <table:table-row>
          <table:table-cell table:style-name="ProjectPlan.A2" office:value-type="string">
            <text:p text:style-name="P5">Hosted Website <text:span text:style-name="T2">(Phase 1)</text:span></text:p>
            <text:p text:style-name="Table_20_Contents">Provide a hosted webpage with the ability to search for automotive recall data.</text:p>
          </table:table-cell>
          <table:table-cell table:style-name="ProjectPlan.B2" office:value-type="string">
            <text:p text:style-name="Table_20_Contents">7/17</text:p>
          </table:table-cell>
        </table:table-row>
        <table:table-row>
          <table:table-cell table:style-name="ProjectPlan.A2" office:value-type="string">
            <text:p text:style-name="P5">Meeting Notes</text:p>
          </table:table-cell>
          <table:table-cell table:style-name="ProjectPlan.B2" office:value-type="string">
            <text:p text:style-name="Table_20_Contents">7/18</text:p>
          </table:table-cell>
        </table:table-row>
        <table:table-row>
          <table:table-cell table:style-name="ProjectPlan.A2" office:value-type="string">
            <text:p text:style-name="P5">Membership Feature <text:span text:style-name="T2">(Phase 2)</text:span></text:p>
            <text:p text:style-name="Table_20_Contents">Complete website template. Enhance the website by adding a membership feature.</text:p>
          </table:table-cell>
          <table:table-cell table:style-name="ProjectPlan.B2" office:value-type="string">
            <text:p text:style-name="Table_20_Contents">7/24</text:p>
          </table:table-cell>
        </table:table-row>
        <table:table-row>
          <table:table-cell table:style-name="ProjectPlan.A2" office:value-type="string">
            <text:p text:style-name="P5">Meeting Notes</text:p>
          </table:table-cell>
          <table:table-cell table:style-name="ProjectPlan.B2" office:value-type="string">
            <text:p text:style-name="Table_20_Contents">7/25</text:p>
          </table:table-cell>
        </table:table-row>
        <table:table-row>
          <table:table-cell table:style-name="ProjectPlan.A2" office:value-type="string">
            <text:p text:style-name="P5">Food Recalls <text:span text:style-name="T2">(Phase 3)</text:span></text:p>
            <text:p text:style-name="Table_20_Contents">Enhance the website by adding the ability to search for food recall data.</text:p>
          </table:table-cell>
          <table:table-cell table:style-name="ProjectPlan.B2" office:value-type="string">
            <text:p text:style-name="Table_20_Contents">7/31</text:p>
          </table:table-cell>
        </table:table-row>
        <table:table-row>
          <table:table-cell table:style-name="ProjectPlan.A2" office:value-type="string">
            <text:p text:style-name="P5">Meeting Notes</text:p>
          </table:table-cell>
          <table:table-cell table:style-name="ProjectPlan.B2" office:value-type="string">
            <text:p text:style-name="Table_20_Contents">8/1</text:p>
          </table:table-cell>
        </table:table-row>
        <table:table-row>
          <table:table-cell table:style-name="ProjectPlan.A2" office:value-type="string">
            <text:p text:style-name="P5">Consumer Goods Recalls <text:span text:style-name="T2">(Phase 4)</text:span></text:p>
            <text:p text:style-name="Table_20_Contents">Enhance the website by adding the ability to search for consumer goods recall data.</text:p>
          </table:table-cell>
          <table:table-cell table:style-name="ProjectPlan.B2" office:value-type="string">
            <text:p text:style-name="Table_20_Contents">8/7</text:p>
          </table:table-cell>
        </table:table-row>
        <table:table-row>
          <table:table-cell table:style-name="ProjectPlan.A2" office:value-type="string">
            <text:p text:style-name="P5">Meeting Notes</text:p>
          </table:table-cell>
          <table:table-cell table:style-name="ProjectPlan.B2" office:value-type="string">
            <text:p text:style-name="Table_20_Contents">8/8</text:p>
          </table:table-cell>
        </table:table-row>
        <text:soft-page-break/>
        <table:table-row>
          <table:table-cell table:style-name="ProjectPlan.A2" office:value-type="string">
            <text:p text:style-name="P5">Touch-ups <text:span text:style-name="T2">(Phase 5)</text:span></text:p>
            <text:p text:style-name="P6">Include any bug fixes, touch-ups, and any other enhancements agreed upon.</text:p>
          </table:table-cell>
          <table:table-cell table:style-name="ProjectPlan.B2" office:value-type="string">
            <text:p text:style-name="Table_20_Contents">8/14</text:p>
          </table:table-cell>
        </table:table-row>
        <table:table-row>
          <table:table-cell table:style-name="ProjectPlan.A2" office:value-type="string">
            <text:p text:style-name="P5">Meeting Notes</text:p>
          </table:table-cell>
          <table:table-cell table:style-name="ProjectPlan.B2" office:value-type="string">
            <text:p text:style-name="Table_20_Contents">8/15</text:p>
          </table:table-cell>
        </table:table-row>
        <table:table-row>
          <table:table-cell table:style-name="ProjectPlan.A2" office:value-type="string">
            <text:p text:style-name="P5">Final Report</text:p>
          </table:table-cell>
          <table:table-cell table:style-name="ProjectPlan.B2" office:value-type="string">
            <text:p text:style-name="Table_20_Contents">8/21</text:p>
          </table:table-cell>
        </table:table-row>
      </table:table>
      <text:p text:style-name="Standard"/>
      <text:h text:style-name="Heading_20_2" text:outline-level="2">Roles</text:h>
      <text:h text:style-name="Heading_20_3" text:outline-level="3">Dan Buhrman</text:h>
      <text:list xml:id="list141183390" text:style-name="L1">
        <text:list-item>
          <text:p text:style-name="P12">Documentation</text:p>
        </text:list-item>
        <text:list-item>
          <text:p text:style-name="P12">Webmaster</text:p>
        </text:list-item>
        <text:list-item>
          <text:p text:style-name="P12">Development (PHP, MySQL, HTML, JavaScript)</text:p>
        </text:list-item>
        <text:list-item>
          <text:p text:style-name="P12">Tester</text:p>
        </text:list-item>
        <text:list-item>
          <text:p text:style-name="P12">Infrastructure</text:p>
        </text:list-item>
        <text:list-item>
          <text:p text:style-name="P12">Architect/Designer</text:p>
        </text:list-item>
      </text:list>
      <text:h text:style-name="Heading_20_3" text:outline-level="3">Brian Chiasson</text:h>
      <text:list xml:id="list1978493242" text:style-name="L2">
        <text:list-item>
          <text:p text:style-name="P13">Documentation</text:p>
        </text:list-item>
        <text:list-item>
          <text:p text:style-name="P13">SCM</text:p>
        </text:list-item>
        <text:list-item>
          <text:p text:style-name="P13">Development (PHP, MySQL, HTML, JavaScript)</text:p>
        </text:list-item>
        <text:list-item>
          <text:p text:style-name="P13">Tester</text:p>
        </text:list-item>
        <text:list-item>
          <text:p text:style-name="P13">Architect/Designer</text:p>
        </text:list-item>
      </text:list>
      <text:h text:style-name="Heading_20_3" text:outline-level="3">Brandon Small</text:h>
      <text:list xml:id="list1039831777" text:style-name="L3">
        <text:list-item>
          <text:p text:style-name="P14">Documentation</text:p>
        </text:list-item>
        <text:list-item>
          <text:p text:style-name="P14">Development (PHP, MySQL, HTML, JavaScript)</text:p>
        </text:list-item>
        <text:list-item>
          <text:p text:style-name="P14">Tester</text:p>
        </text:list-item>
        <text:list-item>
          <text:p text:style-name="P14">Architect/Desig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Project Plan<text:tab/><text:tab/><text:span text:style-name="MT1">rev. 7/18/201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Buhrman</meta:initial-creator>
    <meta:creation-date>2011-06-19T18:25:16</meta:creation-date>
    <dc:date>2011-07-18T12:37:03</dc:date>
    <dc:creator>Brian Chiasson</dc:creator>
    <meta:editing-duration>PT3H38M22S</meta:editing-duration>
    <meta:editing-cycles>13</meta:editing-cycles>
    <meta:generator>LibreOffice/3.3$Unix LibreOffice_project/330m19$Build-202</meta:generator>
    <meta:document-statistic meta:table-count="1" meta:image-count="0" meta:object-count="0" meta:page-count="4" meta:paragraph-count="78" meta:word-count="294" meta:character-count="1807"/>
  </office:meta>
</office:document-meta>
</file>